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top" draw:auto-grow-height="false" fo:min-height="2.75cm" fo:min-width="2.6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top" draw:auto-grow-height="false" fo:min-height="2.73cm" fo:min-width="3.08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1" fo:font-size="12pt" style:font-size-asian="18pt" style:font-size-complex="18pt" style:font-weight-complex="600"/>
    </style:style>
    <style:style style:name="T1" style:family="text">
      <style:text-properties style:font-name="Times New Roman1" fo:font-size="12pt" fo:font-weight="bold" style:font-size-asian="18pt" style:font-weight-asian="bold" style:font-size-complex="18pt" style:font-weight-complex="600"/>
    </style:style>
    <style:style style:name="T2" style:family="text">
      <style:text-properties style:font-name="Times New Roman1" fo:font-size="12pt" style:font-size-asian="18pt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3cm" svg:x="0.1cm" svg:y="0.1cm">
          <text:p text:style-name="P1"><text:span text:style-name="T1">Культура</text:span></text:p>
          <text:p text:style-name="P1"><text:span text:style-name="T2"/></text:p>
          <text:p text:style-name="P1"><text:span text:style-name="T2">Пачынаць</text:span></text:p>
          <text:p text:style-name="P1"><text:span text:style-name="T2">з людзей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3.5cm" svg:y="0.1cm">
          <text:p text:style-name="P1"><text:span text:style-name="T1">Аўтаматызацыя</text:span></text:p>
          <text:p text:style-name="P1"><text:span text:style-name="T2"/></text:p>
          <text:p text:style-name="P1"><text:span text:style-name="T2">Укараняць</text:span></text:p>
          <text:p text:style-name="P1"><text:span text:style-name="T2">аўтаматызацыю</text:span></text:p>
          <text:p text:style-name="P1"><text:span text:style-name="T2">працэсаў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7.4cm" svg:y="0.1cm">
          <text:p text:style-name="P1"><text:span text:style-name="T1">Ашчаднасць</text:span></text:p>
          <text:p text:style-name="P1"><text:span text:style-name="T2"/></text:p>
          <text:p text:style-name="P1"><text:span text:style-name="T2">Памяншаць</text:span></text:p>
          <text:p text:style-name="P1"><text:span text:style-name="T2">лішнія</text:span></text:p>
          <text:p text:style-name="P1"><text:span text:style-name="T2">дзеянні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11.3cm" svg:y="0.1cm">
          <text:p text:style-name="P1"><text:span text:style-name="T1">Мера</text:span></text:p>
          <text:p text:style-name="P1"><text:span text:style-name="T2"/></text:p>
          <text:p text:style-name="P1"><text:span text:style-name="T2">Усяму</text:span></text:p>
          <text:p text:style-name="P1"><text:span text:style-name="T2">вызначаць</text:span></text:p>
          <text:p text:style-name="P1"><text:span text:style-name="T2">меру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15.2cm" svg:y="0.1cm">
          <text:p text:style-name="P1"><text:span text:style-name="T1">Абмен</text:span></text:p>
          <text:p text:style-name="P1"><text:span text:style-name="T2"/></text:p>
          <text:p text:style-name="P1"><text:span text:style-name="T2">Дзяліцца</text:span></text:p>
          <text:p text:style-name="P1"><text:span text:style-name="T2">ведамі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8.9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8:15:21.858273355</meta:creation-date>
    <dc:date>2019-03-20T13:24:29.901033484</dc:date>
    <meta:editing-duration>PT1M21S</meta:editing-duration>
    <meta:editing-cycles>2</meta:editing-cycles>
    <meta:generator>LibreOffice/6.1.5.2$Linux_X86_64 LibreOffice_project/10$Build-2</meta:generator>
    <meta:document-statistic meta:object-count="5"/>
  </office:meta>
</office:document-meta>
</file>